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6ea5940"/>
    </style:style>
    <style:style style:name="P8" style:family="paragraph" style:parent-style-name="Standard" style:list-style-name="L1">
      <style:paragraph-properties fo:text-align="start" style:justify-single-word="false"/>
      <style:text-properties officeooo:paragraph-rsid="06e5c37b"/>
    </style:style>
    <style:style style:name="P9" style:family="paragraph" style:parent-style-name="Standard" style:list-style-name="L1">
      <style:paragraph-properties fo:text-align="start" style:justify-single-word="false"/>
      <style:text-properties officeooo:paragraph-rsid="070620c3"/>
    </style:style>
    <style:style style:name="P10" style:family="paragraph" style:parent-style-name="Standard" style:list-style-name="L1">
      <style:paragraph-properties fo:text-align="start" style:justify-single-word="false"/>
      <style:text-properties officeooo:paragraph-rsid="06c2e61c"/>
    </style:style>
    <style:style style:name="P11" style:family="paragraph" style:parent-style-name="Standard" style:list-style-name="L1">
      <style:paragraph-properties fo:text-align="start" style:justify-single-word="false"/>
      <style:text-properties officeooo:paragraph-rsid="06c5a97d"/>
    </style:style>
    <style:style style:name="P12" style:family="paragraph" style:parent-style-name="Standard" style:list-style-name="L1">
      <style:paragraph-properties fo:text-align="start" style:justify-single-word="false"/>
      <style:text-properties officeooo:paragraph-rsid="06c8b671"/>
    </style:style>
    <style:style style:name="P13" style:family="paragraph" style:parent-style-name="Standard" style:list-style-name="L1">
      <style:paragraph-properties fo:text-align="start" style:justify-single-word="false"/>
      <style:text-properties officeooo:paragraph-rsid="06ce5087"/>
    </style:style>
    <style:style style:name="P14" style:family="paragraph" style:parent-style-name="Standard" style:list-style-name="L1">
      <style:paragraph-properties fo:text-align="start" style:justify-single-word="false"/>
      <style:text-properties officeooo:paragraph-rsid="06c9acf0"/>
    </style:style>
    <style:style style:name="P15" style:family="paragraph" style:parent-style-name="Standard" style:list-style-name="L1">
      <style:paragraph-properties fo:text-align="start" style:justify-single-word="false"/>
      <style:text-properties officeooo:paragraph-rsid="06cca8c7"/>
    </style:style>
    <style:style style:name="P16" style:family="paragraph" style:parent-style-name="Standard" style:list-style-name="L1">
      <style:paragraph-properties fo:text-align="start" style:justify-single-word="false"/>
      <style:text-properties officeooo:paragraph-rsid="06d61367"/>
    </style:style>
    <style:style style:name="P17" style:family="paragraph" style:parent-style-name="Standard" style:list-style-name="L1">
      <style:paragraph-properties fo:text-align="start" style:justify-single-word="false"/>
      <style:text-properties officeooo:paragraph-rsid="06fcc063"/>
    </style:style>
    <style:style style:name="P18" style:family="paragraph" style:parent-style-name="Standard" style:list-style-name="L1">
      <style:paragraph-properties fo:text-align="start" style:justify-single-word="false"/>
      <style:text-properties officeooo:paragraph-rsid="0702b9af"/>
    </style:style>
    <style:style style:name="P19" style:family="paragraph" style:parent-style-name="Standard" style:list-style-name="L1">
      <style:paragraph-properties fo:text-align="start" style:justify-single-word="false"/>
      <style:text-properties officeooo:paragraph-rsid="070afce4"/>
    </style:style>
    <style:style style:name="P20" style:family="paragraph" style:parent-style-name="Standard" style:list-style-name="L1">
      <style:paragraph-properties fo:text-align="start" style:justify-single-word="false"/>
      <style:text-properties officeooo:paragraph-rsid="070b2211"/>
    </style:style>
    <style:style style:name="P21" style:family="paragraph" style:parent-style-name="Standard" style:list-style-name="L1">
      <style:paragraph-properties fo:text-align="start" style:justify-single-word="false"/>
      <style:text-properties officeooo:paragraph-rsid="070fa591"/>
    </style:style>
    <style:style style:name="P22" style:family="paragraph" style:parent-style-name="Standard" style:list-style-name="L1">
      <style:paragraph-properties fo:text-align="start" style:justify-single-word="false"/>
      <style:text-properties officeooo:paragraph-rsid="07130a75"/>
    </style:style>
    <style:style style:name="P23"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36" style:family="text">
      <style:text-properties fo:color="#000000" style:text-line-through-style="none" style:text-line-through-type="none"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ourier 10 Pitch"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ourier 10 Pitch" style:text-underline-style="none" fo:font-weight="normal" officeooo:rsid="070b2211" style:text-blinking="false" fo:background-color="#ffffff" loext:char-shading-value="0" style:font-name-asian="Times New Roman1" style:font-weight-asian="normal" style:font-name-complex="Arial" style:font-weight-complex="normal" loext:padding="0cm" loext:border="none"/>
    </style:style>
    <style:style style:name="T39" style:family="text">
      <style:text-properties fo:color="#000000" style:text-line-through-style="none" style:text-line-through-type="none" style:font-name="Courier 10 Pitch" fo:font-size="8pt" style:text-underline-style="none" fo:font-weight="normal" officeooo:rsid="070b2211" style:text-blinking="false" fo:background-color="#ffffff" loext:char-shading-value="0" style:font-name-asian="Times New Roman1" style:font-size-asian="8pt" style:font-weight-asian="normal" style:font-name-complex="Arial" style:font-size-complex="8pt" style:font-weight-complex="normal" loext:padding="0cm" loext:border="none"/>
    </style:style>
    <style:style style:name="T40"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41" style:family="text">
      <style:text-properties fo:color="#000000" style:font-name="DejaVu Sans" fo:font-size="9pt" officeooo:rsid="070620c3" style:font-size-asian="9pt" style:font-size-complex="9pt"/>
    </style:style>
    <style:style style:name="T42" style:family="text">
      <style:text-properties fo:color="#000000" style:font-name="DejaVu Sans" fo:font-size="9pt" fo:font-weight="bold" officeooo:rsid="070620c3" style:font-size-asian="9pt" style:font-weight-asian="bold" style:font-size-complex="9pt" style:font-weight-complex="bold"/>
    </style:style>
    <style:style style:name="T43" style:family="text">
      <style:text-properties fo:color="#ff0000" style:text-line-through-style="none" style:text-line-through-type="none" style:font-name="DejaVu Sans" fo:font-size="9pt" style:text-underline-style="none" fo:font-weight="bold" officeooo:rsid="079939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70afc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70fa5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officeooo:rsid="06f741d2"/>
    </style:style>
    <style:style style:name="T49" style:family="text">
      <style:text-properties fo:color="#996600" officeooo:rsid="06f741d2"/>
    </style:style>
    <style:style style:name="T50" style:family="text">
      <style:text-properties style:font-name="DejaVu Sans" fo:font-size="9pt" style:font-size-asian="9pt" style:font-size-complex="9pt"/>
    </style:style>
    <style:style style:name="T51" style:family="text">
      <style:text-properties style:font-name="DejaVu Sans" fo:font-size="9pt" officeooo:rsid="0706d1c5" style:font-size-asian="9pt" style:font-size-complex="9pt"/>
    </style:style>
    <style:style style:name="T52"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0582531160329642" text:style-name="L1">
        <text:list-item>
          <text:p text:style-name="P1"><text:span text:style-name="Source_20_Text"><text:span text:style-name="T27">The </text:span></text:span><text:span text:style-name="Source_20_Text"><text:span text:style-name="T28">below</text:span></text:span><text:span text:style-name="Source_20_Text"><text:span text:style-name="T27"> discussion is valid for sticky and non-sticky both types of server implementation </text:span></text:span><text:span text:style-name="Source_20_Text"><text:span text:style-name="T28">if we are not using socket connection or any similar thing. In case of using socket connection, we should implement sticky server configuration.</text:span></text:span></text:p>
        </text:list-item>
        <text:list-item>
          <text:p text:style-name="P1"><text:span text:style-name="Source_20_Text"><text:span text:style-name="T14">There are two things related to session management:</text:span></text:span></text:p>
          <text:list>
            <text:list-item>
              <text:p text:style-name="P2"><text:span text:style-name="Source_20_Text"><text:span text:style-name="T14">Authentication,</text:span></text:span></text:p>
            </text:list-item>
            <text:list-item>
              <text:p text:style-name="P2"><text:span text:style-name="Source_20_Text"><text:span text:style-name="T14">Autherization,</text:span></text:span></text:p>
            </text:list-item>
          </text:list>
        </text:list-item>
        <text:list-item>
          <text:p text:style-name="P3"><text:span text:style-name="Source_20_Text"><text:span text:style-name="T17">We should implement auth service as a separate micro-services, which will be responsible for authentication and authorization.</text:span></text:span></text:p>
        </text:list-item>
        <text:list-item>
          <text:p text:style-name="P4"><text:span text:style-name="Source_20_Text"><text:span text:style-name="T18">Sending all auth related hits from the important service and maintaining a local java in-memory cache is not a good technique, because it will fail in case of horizontal scaling of that important service. </text:span></text:span><text:span text:style-name="Source_20_Text"><text:span text:style-name="T19">If the auth token is changed by any hit </text:span></text:span><text:span text:style-name="Source_20_Text"><text:span text:style-name="T21">or the user logs-out</text:span></text:span><text:span text:style-name="Source_20_Text"><text:span text:style-name="T19">, then other servers of that micro-service won’t have any idea about this change.</text:span></text:span></text:p>
        </text:list-item>
        <text:list-item>
          <text:p text:style-name="P5"><text:span text:style-name="Source_20_Text"><text:span text:style-name="T20">So its better to always hit the auth server for authentication and authorization.</text:span></text:span></text:p>
        </text:list-item>
        <text:list-item>
          <text:p text:style-name="P6"><text:span text:style-name="Source_20_Text"><text:span text:style-name="T32">J</text:span></text:span><text:span text:style-name="Source_20_Text"><text:span text:style-name="T33">WT:</text:span></text:span></text:p>
          <text:list>
            <text:list-item>
              <text:p text:style-name="P19"><text:a xlink:type="simple" xlink:href="https://medium.com/cyberverse/five-easy-steps-to-understand-json-web-tokens-jwt-7665d2ddf4d5" text:style-name="Internet_20_link" text:visited-style-name="Visited_20_Internet_20_Link"><text:span text:style-name="Source_20_Text"><text:span text:style-name="T45">https://medium.com/cyberverse/five-easy-steps-to-understand-json-web-tokens-jwt-7665d2ddf4d5</text:span></text:span></text:a></text:p>
              <text:p text:style-name="P21"><text:span text:style-name="Source_20_Text"><text:span text:style-name="T46">https://jwt.io/introduction/</text:span></text:span></text:p>
              <text:p text:style-name="P20"><text:span text:style-name="Source_20_Text"><text:span text:style-name="T29">How JWT token is created in iCAT </text:span></text:span><text:span text:style-name="Source_20_Text"><text:span text:style-name="T30">(AuthServiceImpl.java)</text:span></text:span><text:span text:style-name="Source_20_Text"><text:span text:style-name="T29">:</text:span></text:span></text:p>
              <text:p text:style-name="P20"><text:span text:style-name="Source_20_Text"><text:span text:style-name="T52">https://icatpp.unilever.com/auth/token</text:span></text:span></text:p>
              <text:p text:style-name="P20"><text:span text:style-name="Source_20_Text"><text:span text:style-name="T40">String token = Jwts.builder().setIssuer(user.getIdUser().toString())</text:span></text:span></text:p>
              <text:p text:style-name="P20"><text:span text:style-name="Source_20_Text"><text:span text:style-name="T40"><text:s text:c="29"/>.setAudience(user.getName() + "_" + user.getEmailId())</text:span></text:span></text:p>
              <text:p text:style-name="P20"><text:span text:style-name="Source_20_Text"><text:span text:style-name="T40"><text:s text:c="29"/>.setSubject(user.getUniqueId())</text:span></text:span></text:p>
              <text:p text:style-name="P20"><text:span text:style-name="Source_20_Text"><text:span text:style-name="T40"><text:s text:c="29"/>.setExpiration(calendar.getTime())</text:span></text:span></text:p>
              <text:p text:style-name="P20"><text:span text:style-name="Source_20_Text"><text:span text:style-name="T40"><text:s text:c="29"/>.signWith(SignatureAlgorithm.HS512, "applicationsecretkey123")</text:span></text:span></text:p>
              <text:p text:style-name="P20"><text:span text:style-name="Source_20_Text"><text:span text:style-name="T40"><text:s text:c="29"/>.compact();</text:span></text:span></text:p>
            </text:list-item>
            <text:list-item>
              <text:p text:style-name="P20"><text:span text:style-name="Source_20_Text"><text:span text:style-name="T22">JWT can only be used for authentication and not for authorization. If we try to use the </text:span></text:span><text:span text:style-name="Source_20_Text"><text:span text:style-name="T23">authorization using JWT </text:span></text:span><text:span text:style-name="Source_20_Text"><text:span text:style-name="T24">by sending user data in payload of JWT</text:span></text:span><text:span text:style-name="Source_20_Text"><text:span text:style-name="T23">, and if authority of some user is changed by admin, then the server won’t have any idea that its authority has been changed by some other user.</text:span></text:span></text:p>
            </text:list-item>
            <text:list-item>
              <text:p text:style-name="P7"><text:span text:style-name="Source_20_Text"><text:span text:style-name="T25">We can’t log out on demand when using JWT:</text:span></text:span></text:p>
              <text:p text:style-name="P8"><text:a xlink:type="simple" xlink:href="https://medium.com/devgorilla/how-to-log-out-when-using-jwt-a8c7823e8a6" text:style-name="Internet_20_link" text:visited-style-name="Visited_20_Internet_20_Link"><text:span text:style-name="Source_20_Text"><text:span text:style-name="T44">https://medium.com/devgorilla/how-to-log-out-when-using-jwt-a8c7823e8a6</text:span></text:span></text:a></text:p>
              <text:p text:style-name="P23">If you need also to invalidate the token from server side before its expiration time, for example account deleted/blocked/suspended, password changed, permissions changed, user logged out by admin, etc. <text:span text:style-name="T48">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23"><text:span text:style-name="T49">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9"><text:span text:style-name="T42">Store JWT securely:</text:span><text:span text:style-name="T41"> </text:span><text:span text:style-name="T50">A JWT needs to be stored in a safe place inside the user's browser. If you store it inside localStorage </text:span><text:span text:style-name="T51">or sessionStorage</text:span><text:span text:style-name="T50">, it's accessible by any script inside your page which is as bad as it sounds as an XSS attack can let an external attacker get access to the token. The JWT needs to be stored inside an </text:span><text:span text:style-name="Strong_20_Emphasis"><text:span text:style-name="T50">HttpOnly cookie</text:span></text:span><text:span text:style-name="T50">, a special kind of cookie that's only sent in HTTP requests to the server, and it's never accessible (both for reading or writing) from JavaScript running in the browser.</text:span></text:p>
            </text:list-item>
          </text:list>
        </text:list-item>
        <text:list-item>
          <text:p text:style-name="P6"><text:span text:style-name="Source_20_Text"><text:span text:style-name="T1">Authentication for cases where user can do anything only after login is simple as we do in greengst.</text:span></text:span></text:p>
        </text:list-item>
        <text:list-item>
          <text:p text:style-name="P10"><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10"><text:span text:style-name="Source_20_Text"><text:span text:style-name="T2">forAllUsers,</text:span></text:span></text:p>
            </text:list-item>
            <text:list-item>
              <text:p text:style-name="P10"><text:span text:style-name="Source_20_Text"><text:span text:style-name="T2">onlyForLoggedInUsers,</text:span></text:span></text:p>
            </text:list-item>
          </text:list>
        </text:list-item>
        <text:list-item>
          <text:p text:style-name="P11"><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11"><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12"><text:span text:style-name="Source_20_Text"><text:span text:style-name="T6">If he do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13"><text:span text:style-name="Source_20_Text"><text:span text:style-name="T13">The user will be on the same page as he was before the login.</text:span></text:span></text:p>
        </text:list-item>
        <text:list-item>
          <text:p text:style-name="P14"><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15"><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16"><text:soft-page-break/><text:span text:style-name="Source_20_Text"><text:span text:style-name="T15">If we implement a separate auth microservice, which will be responsible for authentication and authorization and </text:span></text:span><text:span text:style-name="Source_20_Text"><text:span text:style-name="T16">which could be hit directly from any other micro-services or UI client, then </text:span></text:span></text:p>
        </text:list-item>
        <text:list-item>
          <text:p text:style-name="P22"><text:span text:style-name="Source_20_Text"><text:span text:style-name="T34">Oauth: </text:span></text:span><text:span text:style-name="Source_20_Text"><text:span text:style-name="T26">OAuth is an open authorization </text:span></text:span><text:span text:style-name="Source_20_Text"><text:span text:style-name="T34">protocol</text:span></text:span><text:span text:style-name="Source_20_Text"><text:span text:style-name="T26">, which allows notifying a </text:span></text:span><text:span text:style-name="Source_20_Text"><text:span text:style-name="Strong_20_Emphasis"><text:span text:style-name="T35">resource provider</text:span></text:span></text:span><text:span text:style-name="Source_20_Text"><text:span text:style-name="T26"> (e.g. Facebook) that the </text:span></text:span><text:span text:style-name="Source_20_Text"><text:span text:style-name="Strong_20_Emphasis"><text:span text:style-name="T35">resource owner</text:span></text:span></text:span><text:span text:style-name="Source_20_Text"><text:span text:style-name="T26"> (e.g. you) grants permission to a </text:span></text:span><text:span text:style-name="Source_20_Text"><text:span text:style-name="Strong_20_Emphasis"><text:span text:style-name="T35">third-party</text:span></text:span></text:span><text:span text:style-name="Source_20_Text"><text:span text:style-name="T26"> (e.g. </text:span></text:span><text:span text:style-name="Source_20_Text"><text:span text:style-name="T31">LinkedIn</text:span></text:span><text:span text:style-name="Source_20_Text"><text:span text:style-name="T26">) access to their </text:span></text:span><text:span text:style-name="Source_20_Text"><text:span text:style-name="Strong_20_Emphasis"><text:span text:style-name="T35">information</text:span></text:span></text:span><text:span text:style-name="Source_20_Text"><text:span text:style-name="T26"> (e.g. the list of your friends).</text:span></text:span></text:p>
          <text:p text:style-name="P22"><text:span text:style-name="Source_20_Text"><text:span text:style-name="T26">OAuth is a framework to provide authorization functionality and not just authentication.</text:span></text:span></text:p>
          <text:p text:style-name="P17"><text:a xlink:type="simple" xlink:href="https://stackoverflow.com/questions/4201431/what-exactly-is-oauth-open-authorization" text:style-name="Internet_20_link" text:visited-style-name="Visited_20_Internet_20_Link"><text:span text:style-name="Source_20_Text"><text:span text:style-name="T47">https://stackoverflow.com/questions/4201431/what-exactly-is-oauth-open-authorization</text:span></text:span></text:a></text:p>
        </text:list-item>
        <text:list-item>
          <text:p text:style-name="P18"><text:span text:style-name="Source_20_Text"><text:span text:style-name="T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02T15:42:36.940398704</dc:date>
    <meta:editing-duration>P24DT21H31M24S</meta:editing-duration>
    <meta:editing-cycles>1675</meta:editing-cycles>
    <meta:document-statistic meta:table-count="0" meta:image-count="0" meta:object-count="0" meta:page-count="2" meta:paragraph-count="39" meta:word-count="764" meta:character-count="5059" meta:non-whitespace-character-count="4212"/>
  </office:meta>
</office:document-meta>
</file>